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Программный_20_код">
      <style:text-properties officeooo:paragraph-rsid="001837a4"/>
    </style:style>
    <style:style style:name="P2" style:family="paragraph" style:parent-style-name="Программный_20_код">
      <style:text-properties officeooo:rsid="0018d020" officeooo:paragraph-rsid="0018d020"/>
    </style:style>
    <style:style style:name="P3" style:family="paragraph" style:parent-style-name="Программный_20_код">
      <style:paragraph-properties fo:text-align="justify" style:justify-single-word="false"/>
      <style:text-properties officeooo:rsid="00195512" officeooo:paragraph-rsid="00195512"/>
    </style:style>
    <style:style style:name="P4" style:family="paragraph" style:parent-style-name="Программный_20_код">
      <style:text-properties officeooo:paragraph-rsid="001aa028"/>
    </style:style>
    <style:style style:name="P5" style:family="paragraph" style:parent-style-name="Программный_20_код">
      <style:text-properties officeooo:rsid="001aa028"/>
    </style:style>
    <style:style style:name="P6" style:family="paragraph" style:parent-style-name="Программный_20_код">
      <style:paragraph-properties fo:text-align="justify" style:justify-single-word="false"/>
      <style:text-properties officeooo:rsid="001aa028" officeooo:paragraph-rsid="001aa028"/>
    </style:style>
    <style:style style:name="P7" style:family="paragraph" style:parent-style-name="Программный_20_код">
      <style:paragraph-properties fo:text-align="justify" style:justify-single-word="false"/>
      <style:text-properties officeooo:paragraph-rsid="00231b79"/>
    </style:style>
    <style:style style:name="P8" style:family="paragraph" style:parent-style-name="Программный_20_код">
      <style:text-properties fo:font-size="8pt" officeooo:paragraph-rsid="00231b79" style:font-size-asian="8pt" style:font-size-complex="8pt"/>
    </style:style>
    <style:style style:name="P9" style:family="paragraph" style:parent-style-name="Программный_20_код">
      <style:text-properties officeooo:rsid="002760ad" officeooo:paragraph-rsid="002760ad"/>
    </style:style>
    <style:style style:name="P10" style:family="paragraph" style:parent-style-name="Программный_20_код">
      <style:text-properties officeooo:rsid="002a886c" officeooo:paragraph-rsid="002a886c"/>
    </style:style>
    <style:style style:name="P11" style:family="paragraph" style:parent-style-name="Программный_20_код">
      <style:text-properties officeooo:rsid="002b709b" officeooo:paragraph-rsid="002b709b"/>
    </style:style>
    <style:style style:name="P12" style:family="paragraph" style:parent-style-name="Программный_20_код">
      <style:text-properties officeooo:rsid="00312695" officeooo:paragraph-rsid="00312695"/>
    </style:style>
    <style:style style:name="P13" style:family="paragraph" style:parent-style-name="Программный_20_код">
      <style:text-properties officeooo:rsid="003143d7" officeooo:paragraph-rsid="003143d7"/>
    </style:style>
    <style:style style:name="P14" style:family="paragraph" style:parent-style-name="Text_20_body">
      <style:text-properties officeooo:paragraph-rsid="001837a4"/>
    </style:style>
    <style:style style:name="P15" style:family="paragraph" style:parent-style-name="Text_20_body">
      <style:text-properties officeooo:rsid="001837a4" officeooo:paragraph-rsid="001837a4"/>
    </style:style>
    <style:style style:name="P16" style:family="paragraph" style:parent-style-name="Text_20_body">
      <style:paragraph-properties fo:text-align="justify" style:justify-single-word="false"/>
      <style:text-properties officeooo:paragraph-rsid="001837a4"/>
    </style:style>
    <style:style style:name="P17" style:family="paragraph" style:parent-style-name="Text_20_body">
      <style:paragraph-properties fo:text-align="justify" style:justify-single-word="false"/>
      <style:text-properties officeooo:paragraph-rsid="00193606"/>
    </style:style>
    <style:style style:name="P18" style:family="paragraph" style:parent-style-name="Text_20_body">
      <style:paragraph-properties fo:text-align="justify" style:justify-single-word="false"/>
      <style:text-properties officeooo:rsid="00193606" officeooo:paragraph-rsid="00193606"/>
    </style:style>
    <style:style style:name="P19" style:family="paragraph" style:parent-style-name="Text_20_body">
      <style:paragraph-properties fo:text-align="justify" style:justify-single-word="false"/>
      <style:text-properties officeooo:rsid="00195512" officeooo:paragraph-rsid="00195512"/>
    </style:style>
    <style:style style:name="P20" style:family="paragraph" style:parent-style-name="Text_20_body">
      <style:paragraph-properties fo:text-align="justify" style:justify-single-word="false"/>
      <style:text-properties officeooo:rsid="001aa028" officeooo:paragraph-rsid="001aa028"/>
    </style:style>
    <style:style style:name="P21" style:family="paragraph" style:parent-style-name="Text_20_body">
      <style:text-properties officeooo:rsid="0020d2f0" officeooo:paragraph-rsid="0020d2f0"/>
    </style:style>
    <style:style style:name="P22" style:family="paragraph" style:parent-style-name="Text_20_body">
      <style:text-properties officeooo:rsid="0020d2f0" officeooo:paragraph-rsid="002b709b"/>
    </style:style>
    <style:style style:name="P23" style:family="paragraph" style:parent-style-name="Text_20_body">
      <style:text-properties officeooo:rsid="0020d2f0" officeooo:paragraph-rsid="00331bcb"/>
    </style:style>
    <style:style style:name="P24" style:family="paragraph" style:parent-style-name="Text_20_body">
      <style:text-properties officeooo:rsid="002222e9" officeooo:paragraph-rsid="002222e9"/>
    </style:style>
    <style:style style:name="P25" style:family="paragraph" style:parent-style-name="Text_20_body">
      <style:text-properties officeooo:paragraph-rsid="00230ec3"/>
    </style:style>
    <style:style style:name="P26" style:family="paragraph" style:parent-style-name="Text_20_body">
      <style:text-properties officeooo:rsid="00231b79" officeooo:paragraph-rsid="00231b79"/>
    </style:style>
    <style:style style:name="P27" style:family="paragraph" style:parent-style-name="Text_20_body">
      <style:text-properties officeooo:paragraph-rsid="002760ad"/>
    </style:style>
    <style:style style:name="P28" style:family="paragraph" style:parent-style-name="Text_20_body">
      <style:text-properties officeooo:paragraph-rsid="002b709b"/>
    </style:style>
    <style:style style:name="P29" style:family="paragraph" style:parent-style-name="Text_20_body">
      <style:text-properties officeooo:rsid="002c17f7" officeooo:paragraph-rsid="00312695"/>
    </style:style>
    <style:style style:name="P30" style:family="paragraph" style:parent-style-name="Text_20_body">
      <style:text-properties officeooo:rsid="003143d7" officeooo:paragraph-rsid="003143d7"/>
    </style:style>
    <style:style style:name="P31" style:family="paragraph" style:parent-style-name="Text_20_body">
      <style:text-properties officeooo:paragraph-rsid="0033798f"/>
    </style:style>
    <style:style style:name="P32" style:family="paragraph" style:parent-style-name="Text_20_body">
      <style:text-properties officeooo:paragraph-rsid="0036a29e"/>
    </style:style>
    <style:style style:name="P33" style:family="paragraph" style:parent-style-name="Text_20_body">
      <style:paragraph-properties fo:text-align="center" style:justify-single-word="false"/>
      <style:text-properties officeooo:rsid="001f6db3" officeooo:paragraph-rsid="001f6db3"/>
    </style:style>
    <style:style style:name="P34" style:family="paragraph" style:parent-style-name="Text_20_body">
      <style:paragraph-properties fo:text-align="center" style:justify-single-word="false"/>
      <style:text-properties fo:font-weight="bold" officeooo:rsid="0039f00c" officeooo:paragraph-rsid="0039f00c" style:font-weight-asian="bold" style:font-weight-complex="bold"/>
    </style:style>
    <style:style style:name="P35" style:family="paragraph" style:parent-style-name="Пример_20_команды">
      <style:text-properties officeooo:paragraph-rsid="00195512"/>
    </style:style>
    <style:style style:name="P36" style:family="paragraph" style:parent-style-name="Пример_20_команды">
      <style:text-properties officeooo:paragraph-rsid="001aa028"/>
    </style:style>
    <style:style style:name="P37" style:family="paragraph" style:parent-style-name="Перечисление">
      <style:paragraph-properties fo:text-align="justify" style:justify-single-word="false"/>
      <style:text-properties officeooo:paragraph-rsid="001aa028"/>
    </style:style>
    <style:style style:name="P38" style:family="paragraph" style:parent-style-name="Перечисление">
      <style:paragraph-properties fo:text-align="justify" style:justify-single-word="false"/>
      <style:text-properties officeooo:paragraph-rsid="00231b79"/>
    </style:style>
    <style:style style:name="P39" style:family="paragraph" style:parent-style-name="Перечисление">
      <style:paragraph-properties fo:text-align="justify" style:justify-single-word="false"/>
      <style:text-properties officeooo:paragraph-rsid="002a886c"/>
    </style:style>
    <style:style style:name="P40" style:family="paragraph" style:parent-style-name="Перечисление">
      <style:paragraph-properties fo:text-align="justify" style:justify-single-word="false"/>
      <style:text-properties officeooo:paragraph-rsid="002b709b"/>
    </style:style>
    <style:style style:name="P41" style:family="paragraph" style:parent-style-name="Перечисление">
      <style:paragraph-properties fo:text-align="justify" style:justify-single-word="false"/>
      <style:text-properties officeooo:paragraph-rsid="003616f4"/>
    </style:style>
    <style:style style:name="P42" style:family="paragraph" style:parent-style-name="Перечисление">
      <style:paragraph-properties fo:text-align="justify" style:justify-single-word="false"/>
      <style:text-properties officeooo:rsid="001aa028" officeooo:paragraph-rsid="001aa028"/>
    </style:style>
    <style:style style:name="P43" style:family="paragraph" style:parent-style-name="Перечисление">
      <style:paragraph-properties fo:text-align="justify" style:justify-single-word="false"/>
      <style:text-properties officeooo:rsid="00233041" officeooo:paragraph-rsid="00233041"/>
    </style:style>
    <style:style style:name="P44" style:family="paragraph" style:parent-style-name="Перечисление" style:master-page-name="">
      <style:paragraph-properties fo:margin-left="0cm" fo:margin-right="0cm" fo:margin-top="0.101cm" fo:margin-bottom="0.101cm" style:contextual-spacing="false" fo:line-height="120%" fo:text-align="justify" style:justify-single-word="false" fo:text-indent="0cm" style:auto-text-indent="false" style:page-number="auto"/>
      <style:text-properties officeooo:rsid="00231b79" officeooo:paragraph-rsid="00231b79"/>
    </style:style>
    <style:style style:name="P45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>
        <style:tab-stops>
          <style:tab-stop style:position="0.504cm"/>
        </style:tab-stops>
      </style:paragraph-properties>
      <style:text-properties officeooo:rsid="00331bcb" officeooo:paragraph-rsid="00331bcb"/>
    </style:style>
    <style:style style:name="P46" style:family="paragraph" style:parent-style-name="Text_20_body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>
        <style:tab-stops>
          <style:tab-stop style:position="0.504cm"/>
        </style:tab-stops>
      </style:paragraph-properties>
      <style:text-properties officeooo:rsid="0036a29e" officeooo:paragraph-rsid="0036a29e"/>
    </style:style>
    <style:style style:name="P47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style:page-number="auto">
        <style:tab-stops>
          <style:tab-stop style:position="0.504cm"/>
        </style:tab-stops>
      </style:paragraph-properties>
      <style:text-properties officeooo:rsid="00331bcb" officeooo:paragraph-rsid="00331bcb"/>
    </style:style>
    <style:style style:name="P48" style:family="paragraph" style:parent-style-name="Standard">
      <style:text-properties fo:font-size="10pt" officeooo:rsid="001de145" officeooo:paragraph-rsid="0020d2f0" style:font-size-asian="8.75pt" style:font-size-complex="10pt"/>
    </style:style>
    <style:style style:name="P49" style:family="paragraph" style:parent-style-name="Standard">
      <style:text-properties fo:font-size="10pt" officeooo:rsid="0016af84" officeooo:paragraph-rsid="0020d2f0" style:font-size-asian="8.75pt" style:font-size-complex="10pt"/>
    </style:style>
    <style:style style:name="P50" style:family="paragraph" style:parent-style-name="Standard">
      <style:text-properties fo:font-size="10pt" officeooo:rsid="00033a0e" officeooo:paragraph-rsid="0020d2f0" style:font-size-asian="8.75pt" style:font-size-complex="10pt"/>
    </style:style>
    <style:style style:name="P51" style:family="paragraph" style:parent-style-name="Standard">
      <style:text-properties fo:font-size="10pt" officeooo:rsid="0007fe5f" officeooo:paragraph-rsid="0020d2f0" style:font-size-asian="8.75pt" style:font-size-complex="10pt"/>
    </style:style>
    <style:style style:name="P52" style:family="paragraph" style:parent-style-name="Standard">
      <style:text-properties fo:font-size="10pt" officeooo:rsid="0009f66f" officeooo:paragraph-rsid="0020d2f0" style:font-size-asian="8.75pt" style:font-size-complex="10pt"/>
    </style:style>
    <style:style style:name="P53" style:family="paragraph" style:parent-style-name="Standard">
      <style:text-properties fo:font-size="10pt" officeooo:rsid="000b8fc3" officeooo:paragraph-rsid="0020d2f0" style:font-size-asian="8.75pt" style:font-size-complex="10pt"/>
    </style:style>
    <style:style style:name="P54" style:family="paragraph" style:parent-style-name="Standard">
      <style:text-properties fo:font-size="10pt" officeooo:rsid="000cec6a" officeooo:paragraph-rsid="0020d2f0" style:font-size-asian="8.75pt" style:font-size-complex="10pt"/>
    </style:style>
    <style:style style:name="P55" style:family="paragraph" style:parent-style-name="Standard">
      <style:text-properties fo:font-size="10pt" officeooo:rsid="00105909" officeooo:paragraph-rsid="0020d2f0" style:font-size-asian="8.75pt" style:font-size-complex="10pt"/>
    </style:style>
    <style:style style:name="P56" style:family="paragraph" style:parent-style-name="Standard">
      <style:text-properties fo:font-size="10pt" officeooo:rsid="00119515" officeooo:paragraph-rsid="0020d2f0" style:font-size-asian="8.75pt" style:font-size-complex="10pt"/>
    </style:style>
    <style:style style:name="P57" style:family="paragraph" style:parent-style-name="Standard">
      <style:text-properties fo:font-size="10pt" officeooo:rsid="0013ee6a" officeooo:paragraph-rsid="0020d2f0" style:font-size-asian="8.75pt" style:font-size-complex="10pt"/>
    </style:style>
    <style:style style:name="P58" style:family="paragraph" style:parent-style-name="Standard">
      <style:text-properties fo:font-size="10pt" officeooo:rsid="0014701a" officeooo:paragraph-rsid="0020d2f0" style:font-size-asian="8.75pt" style:font-size-complex="10pt"/>
    </style:style>
    <style:style style:name="P59" style:family="paragraph" style:parent-style-name="Standard">
      <style:text-properties fo:font-size="10pt" officeooo:rsid="0015aa1d" officeooo:paragraph-rsid="0020d2f0" style:font-size-asian="8.75pt" style:font-size-complex="10pt"/>
    </style:style>
    <style:style style:name="P60" style:family="paragraph" style:parent-style-name="Standard">
      <style:text-properties fo:font-size="10pt" officeooo:rsid="00164acf" officeooo:paragraph-rsid="0020d2f0" style:font-size-asian="8.75pt" style:font-size-complex="10pt"/>
    </style:style>
    <style:style style:name="P61" style:family="paragraph" style:parent-style-name="Standard">
      <style:text-properties fo:font-size="10pt" officeooo:rsid="0018d65a" officeooo:paragraph-rsid="0020d2f0" style:font-size-asian="8.75pt" style:font-size-complex="10pt"/>
    </style:style>
    <style:style style:name="P62" style:family="paragraph" style:parent-style-name="Standard">
      <style:text-properties fo:font-size="10pt" officeooo:rsid="001b128f" officeooo:paragraph-rsid="0020d2f0" style:font-size-asian="8.75pt" style:font-size-complex="10pt"/>
    </style:style>
    <style:style style:name="P63" style:family="paragraph" style:parent-style-name="Standard">
      <style:text-properties fo:font-size="10pt" officeooo:rsid="001d7cf8" officeooo:paragraph-rsid="0020d2f0" style:font-size-asian="8.75pt" style:font-size-complex="10pt"/>
    </style:style>
    <style:style style:name="P64" style:family="paragraph" style:parent-style-name="Standard">
      <style:text-properties fo:font-size="10pt" officeooo:rsid="001eadf0" officeooo:paragraph-rsid="0020d2f0" style:font-size-asian="8.75pt" style:font-size-complex="10pt"/>
    </style:style>
    <style:style style:name="P65" style:family="paragraph" style:parent-style-name="Standard">
      <style:text-properties fo:font-size="10pt" officeooo:rsid="001fce0a" officeooo:paragraph-rsid="0020d2f0" style:font-size-asian="8.75pt" style:font-size-complex="10pt"/>
    </style:style>
    <style:style style:name="P66" style:family="paragraph" style:parent-style-name="Standard">
      <style:text-properties style:font-name="Liberation Mono" fo:font-size="9pt" officeooo:rsid="0009f66f" officeooo:paragraph-rsid="0020d2f0" style:font-size-asian="9pt" style:font-size-complex="9pt"/>
    </style:style>
    <style:style style:name="P67" style:family="paragraph" style:parent-style-name="Standard">
      <style:text-properties style:font-name="Liberation Mono" fo:font-size="9pt" officeooo:rsid="000b8fc3" officeooo:paragraph-rsid="0020d2f0" style:font-size-asian="9pt" style:font-size-complex="9pt"/>
    </style:style>
    <style:style style:name="P68" style:family="paragraph" style:parent-style-name="Standard">
      <style:text-properties style:font-name="Liberation Mono" fo:font-size="9pt" officeooo:rsid="000cec6a" officeooo:paragraph-rsid="0020d2f0" style:font-size-asian="9pt" style:font-size-complex="9pt"/>
    </style:style>
    <style:style style:name="P69" style:family="paragraph" style:parent-style-name="Standard">
      <style:text-properties style:font-name="Liberation Mono" fo:font-size="9pt" officeooo:rsid="00119515" officeooo:paragraph-rsid="0020d2f0" style:font-size-asian="9pt" style:font-size-complex="9pt"/>
    </style:style>
    <style:style style:name="P70" style:family="paragraph" style:parent-style-name="Standard">
      <style:text-properties style:font-name="Liberation Mono" fo:font-size="9pt" officeooo:rsid="0014701a" officeooo:paragraph-rsid="0020d2f0" style:font-size-asian="9pt" style:font-size-complex="9pt"/>
    </style:style>
    <style:style style:name="P71" style:family="paragraph" style:parent-style-name="Standard">
      <style:text-properties style:font-name="Liberation Mono" fo:font-size="9pt" officeooo:rsid="00164acf" officeooo:paragraph-rsid="0020d2f0" style:font-size-asian="9pt" style:font-size-complex="9pt"/>
    </style:style>
    <style:style style:name="P72" style:family="paragraph" style:parent-style-name="Standard">
      <style:text-properties style:font-name="Liberation Mono" fo:font-size="9pt" officeooo:rsid="0016af84" officeooo:paragraph-rsid="0020d2f0" style:font-size-asian="9pt" style:font-size-complex="9pt"/>
    </style:style>
    <style:style style:name="P73" style:family="paragraph" style:parent-style-name="Standard">
      <style:text-properties style:font-name="Liberation Mono" fo:font-size="9pt" officeooo:rsid="001b128f" officeooo:paragraph-rsid="0020d2f0" style:font-size-asian="9pt" style:font-size-complex="9pt"/>
    </style:style>
    <style:style style:name="P74" style:family="paragraph" style:parent-style-name="Standard">
      <style:text-properties style:font-name="Liberation Mono" fo:font-size="9pt" officeooo:rsid="001d7cf8" officeooo:paragraph-rsid="0020d2f0" style:font-size-asian="9pt" style:font-size-complex="9pt"/>
    </style:style>
    <style:style style:name="P75" style:family="paragraph" style:parent-style-name="Standard">
      <style:text-properties style:font-name="Liberation Mono" fo:font-size="9pt" officeooo:rsid="001c6ae6" officeooo:paragraph-rsid="0020d2f0" style:font-size-asian="9pt" style:font-size-complex="9pt"/>
    </style:style>
    <style:style style:name="P76" style:family="paragraph" style:parent-style-name="Standard">
      <style:text-properties style:font-name="Liberation Mono" fo:font-size="9pt" officeooo:rsid="0018d65a" officeooo:paragraph-rsid="0020d2f0" style:font-size-asian="9pt" style:font-size-complex="9pt"/>
    </style:style>
    <style:style style:name="P77" style:family="paragraph" style:parent-style-name="Standard">
      <style:text-properties style:font-name="Liberation Mono" fo:font-size="9pt" officeooo:rsid="001eadf0" officeooo:paragraph-rsid="0020d2f0" style:font-size-asian="9pt" style:font-size-complex="9pt"/>
    </style:style>
    <style:style style:name="P78" style:family="paragraph" style:parent-style-name="Standard">
      <style:text-properties style:font-name="Liberation Mono" fo:font-size="9pt" officeooo:rsid="001de145" officeooo:paragraph-rsid="0020d2f0" style:font-size-asian="9pt" style:font-size-complex="9pt"/>
    </style:style>
    <style:style style:name="P79" style:family="paragraph" style:parent-style-name="Standard">
      <style:text-properties style:font-name="Liberation Mono" fo:font-size="9pt" officeooo:rsid="001fb0dd" officeooo:paragraph-rsid="0020d2f0" style:font-size-asian="9pt" style:font-size-complex="9pt"/>
    </style:style>
    <style:style style:name="P80" style:family="paragraph" style:parent-style-name="Standard">
      <style:text-properties style:font-name="Liberation Mono" fo:font-size="9pt" officeooo:rsid="001fce0a" officeooo:paragraph-rsid="0020d2f0" style:font-size-asian="9pt" style:font-size-complex="9pt"/>
    </style:style>
    <style:style style:name="P81" style:family="paragraph" style:parent-style-name="Standard">
      <style:text-properties style:font-name="Liberation Mono" fo:font-size="9pt" officeooo:rsid="00105909" officeooo:paragraph-rsid="0020d2f0" style:font-size-asian="7.84999990463257pt" style:font-size-complex="9pt"/>
    </style:style>
    <style:style style:name="P82" style:family="paragraph" style:parent-style-name="Standard">
      <style:text-properties officeooo:paragraph-rsid="0020d2f0"/>
    </style:style>
    <style:style style:name="P83" style:family="paragraph" style:parent-style-name="Перечисление">
      <style:paragraph-properties fo:margin-left="1.3cm" fo:margin-right="0cm" fo:margin-top="0.101cm" fo:margin-bottom="0.101cm" style:contextual-spacing="false" fo:line-height="120%" fo:text-align="start" style:justify-single-word="false" fo:text-indent="0cm" style:auto-text-indent="false"/>
      <style:text-properties officeooo:rsid="00231b79" officeooo:paragraph-rsid="00231b79"/>
    </style:style>
    <style:style style:name="P84" style:family="paragraph" style:parent-style-name="Text_20_body" style:master-page-name="">
      <style:paragraph-properties fo:margin-left="1.3cm" fo:margin-right="0cm" fo:margin-top="0cm" fo:margin-bottom="0.247cm" style:contextual-spacing="false" fo:line-height="120%" fo:text-align="justify" style:justify-single-word="false" fo:text-indent="0cm" style:auto-text-indent="false" style:page-number="auto"/>
      <style:text-properties officeooo:rsid="00316d7c" officeooo:paragraph-rsid="00316d7c"/>
    </style:style>
    <style:style style:name="P85" style:family="paragraph" style:parent-style-name="Программный_20_код" style:master-page-name="">
      <style:paragraph-properties fo:margin-left="1.3cm" fo:margin-right="0cm" fo:margin-top="0cm" fo:margin-bottom="0.101cm" style:contextual-spacing="false" fo:line-height="120%" fo:text-align="start" style:justify-single-word="false" fo:text-indent="0cm" style:auto-text-indent="false" style:page-number="auto"/>
      <style:text-properties officeooo:rsid="003143d7" officeooo:paragraph-rsid="00316d7c"/>
    </style:style>
    <style:style style:name="P86" style:family="paragraph" style:parent-style-name="Программный_20_код">
      <style:paragraph-properties fo:margin-left="1.3cm" fo:margin-right="0cm" fo:margin-top="0cm" fo:margin-bottom="0.101cm" style:contextual-spacing="false" fo:line-height="120%" fo:text-align="start" style:justify-single-word="false" fo:text-indent="0cm" style:auto-text-indent="false"/>
      <style:text-properties officeooo:rsid="003143d7" officeooo:paragraph-rsid="00316d7c"/>
    </style:style>
    <style:style style:name="P87" style:family="paragraph" style:parent-style-name="Перечисление">
      <style:paragraph-properties fo:margin-left="2.101cm" fo:margin-right="0cm" fo:text-indent="-1.67cm" style:auto-text-indent="false">
        <style:tab-stops/>
      </style:paragraph-properties>
      <style:text-properties officeooo:paragraph-rsid="00231b79"/>
    </style:style>
    <style:style style:name="P88" style:family="paragraph" style:parent-style-name="Перечисление" style:master-page-name="">
      <style:paragraph-properties fo:margin-left="1.799cm" fo:margin-right="0cm" fo:margin-top="0.101cm" fo:margin-bottom="0.101cm" style:contextual-spacing="false" fo:line-height="120%" fo:text-align="start" style:justify-single-word="false" fo:text-indent="-1.3cm" style:auto-text-indent="false" style:page-number="auto">
        <style:tab-stops/>
      </style:paragraph-properties>
      <style:text-properties officeooo:paragraph-rsid="00231b79"/>
    </style:style>
    <style:style style:name="P89" style:family="paragraph" style:parent-style-name="Title">
      <style:paragraph-properties fo:text-align="center" style:justify-single-word="false"/>
      <style:text-properties fo:font-size="16pt" officeooo:rsid="001837a4" style:font-size-asian="16pt" style:font-size-complex="16pt"/>
    </style:style>
    <style:style style:name="P90" style:family="paragraph" style:parent-style-name="Text_20_body" style:list-style-name="L2">
      <style:text-properties officeooo:rsid="003143d7" officeooo:paragraph-rsid="003143d7"/>
    </style:style>
    <style:style style:name="P91" style:family="paragraph" style:parent-style-name="Text_20_body" style:list-style-name="L2">
      <style:text-properties officeooo:rsid="00316d7c" officeooo:paragraph-rsid="00316d7c"/>
    </style:style>
    <style:style style:name="P92" style:family="paragraph" style:parent-style-name="Text_20_body">
      <style:text-properties fo:font-size="10pt" officeooo:rsid="001de145" officeooo:paragraph-rsid="0020d2f0" style:font-size-asian="8.75pt" style:font-size-complex="10pt"/>
    </style:style>
    <style:style style:name="P93" style:family="paragraph" style:parent-style-name="Text_20_body" style:list-style-name="L1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style:page-number="auto">
        <style:tab-stops>
          <style:tab-stop style:position="0.504cm"/>
        </style:tab-stops>
      </style:paragraph-properties>
      <style:text-properties officeooo:paragraph-rsid="00230ec3"/>
    </style:style>
    <style:style style:name="P94" style:family="paragraph" style:parent-style-name="Text_20_body" style:list-style-name="L1" style:master-page-name=""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style:page-number="auto">
        <style:tab-stops>
          <style:tab-stop style:position="0.593cm"/>
        </style:tab-stops>
      </style:paragraph-properties>
      <style:text-properties officeooo:rsid="00230ec3" officeooo:paragraph-rsid="00230ec3"/>
    </style:style>
    <style:style style:name="P95" style:family="paragraph" style:parent-style-name="Heading_20_2">
      <style:text-properties officeooo:rsid="00193606"/>
    </style:style>
    <style:style style:name="P96" style:family="paragraph" style:parent-style-name="Heading_20_2">
      <style:text-properties officeooo:rsid="00193606" officeooo:paragraph-rsid="00193606"/>
    </style:style>
    <style:style style:name="P97" style:family="paragraph" style:parent-style-name="Heading_20_2">
      <style:text-properties officeooo:rsid="00193606" officeooo:paragraph-rsid="002222e9"/>
    </style:style>
    <style:style style:name="P98" style:family="paragraph" style:parent-style-name="Heading_20_2">
      <style:text-properties officeooo:rsid="0020d2f0" officeooo:paragraph-rsid="0020d2f0"/>
    </style:style>
    <style:style style:name="P99" style:family="paragraph" style:parent-style-name="Heading_20_2">
      <style:text-properties officeooo:rsid="00331bcb" officeooo:paragraph-rsid="00331bc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58dbce" style:font-weight-asian="bold" style:font-weight-complex="bold"/>
    </style:style>
    <style:style style:name="T4" style:family="text">
      <style:text-properties fo:font-weight="bold" officeooo:rsid="001837a4" style:font-weight-asian="bold" style:font-weight-complex="bold"/>
    </style:style>
    <style:style style:name="T5" style:family="text">
      <style:text-properties fo:font-weight="bold" officeooo:rsid="0018d020" style:font-weight-asian="bold" style:font-weight-complex="bold"/>
    </style:style>
    <style:style style:name="T6" style:family="text">
      <style:text-properties fo:font-weight="bold" officeooo:rsid="01daeee5" style:font-weight-asian="bold" style:font-weight-complex="bold"/>
    </style:style>
    <style:style style:name="T7" style:family="text">
      <style:text-properties fo:font-weight="bold" officeooo:rsid="001aa028" style:font-weight-asian="bold" style:font-weight-complex="bold"/>
    </style:style>
    <style:style style:name="T8" style:family="text">
      <style:text-properties fo:font-weight="bold" officeooo:rsid="001f6db3" style:font-weight-asian="bold" style:font-weight-complex="bold"/>
    </style:style>
    <style:style style:name="T9" style:family="text">
      <style:text-properties fo:font-weight="bold" officeooo:rsid="000b8fc3" style:font-weight-asian="bold" style:font-weight-complex="bold"/>
    </style:style>
    <style:style style:name="T10" style:family="text">
      <style:text-properties fo:font-weight="bold" officeooo:rsid="000ed7b6" style:font-weight-asian="bold" style:font-weight-complex="bold"/>
    </style:style>
    <style:style style:name="T11" style:family="text">
      <style:text-properties fo:font-weight="bold" officeooo:rsid="00119515" style:font-weight-asian="bold" style:font-weight-complex="bold"/>
    </style:style>
    <style:style style:name="T12" style:family="text">
      <style:text-properties fo:font-weight="bold" officeooo:rsid="00230ec3" style:font-weight-asian="bold" style:font-weight-complex="bold"/>
    </style:style>
    <style:style style:name="T13" style:family="text">
      <style:text-properties fo:font-weight="bold" officeooo:rsid="002760ad" style:font-weight-asian="bold" style:font-weight-complex="bold"/>
    </style:style>
    <style:style style:name="T14" style:family="text">
      <style:text-properties fo:font-weight="bold" officeooo:rsid="002a886c" style:font-weight-asian="bold" style:font-weight-complex="bold"/>
    </style:style>
    <style:style style:name="T15" style:family="text">
      <style:text-properties fo:font-weight="bold" officeooo:rsid="002b709b" style:font-weight-asian="bold" style:font-weight-complex="bold"/>
    </style:style>
    <style:style style:name="T16" style:family="text">
      <style:text-properties fo:font-weight="bold" officeooo:rsid="003616f4" style:font-weight-asian="bold" style:font-weight-complex="bold"/>
    </style:style>
    <style:style style:name="T17" style:family="text">
      <style:text-properties style:font-name="Liberation Mono"/>
    </style:style>
    <style:style style:name="T18" style:family="text">
      <style:text-properties style:font-name="Liberation Mono" fo:font-size="9pt" style:font-size-asian="9pt" style:font-size-complex="9pt"/>
    </style:style>
    <style:style style:name="T19" style:family="text">
      <style:text-properties style:font-name="Liberation Mono" fo:font-size="9pt" officeooo:rsid="025a0ad3" style:font-size-asian="9pt" style:font-size-complex="9pt"/>
    </style:style>
    <style:style style:name="T20" style:family="text">
      <style:text-properties style:font-name="Liberation Mono" fo:font-size="9pt" officeooo:rsid="001837a4" style:font-size-asian="9pt" style:font-size-complex="9pt"/>
    </style:style>
    <style:style style:name="T21" style:family="text">
      <style:text-properties style:font-name="Liberation Mono" fo:font-size="9pt" officeooo:rsid="00195512" style:font-size-asian="9pt" style:font-size-complex="9pt"/>
    </style:style>
    <style:style style:name="T22" style:family="text">
      <style:text-properties style:font-name="Liberation Mono" fo:font-size="9pt" officeooo:rsid="00119515" style:font-size-asian="9pt" style:font-size-complex="9pt"/>
    </style:style>
    <style:style style:name="T23" style:family="text">
      <style:text-properties style:font-name="Liberation Mono" fo:font-size="9pt" officeooo:rsid="00127f98" style:font-size-asian="9pt" style:font-size-complex="9pt"/>
    </style:style>
    <style:style style:name="T24" style:family="text">
      <style:text-properties style:font-name="Liberation Mono" fo:font-size="9pt" officeooo:rsid="0009f66f" style:font-size-asian="9pt" style:font-size-complex="9pt"/>
    </style:style>
    <style:style style:name="T25" style:family="text">
      <style:text-properties style:font-name="Liberation Mono" fo:font-size="9pt" officeooo:rsid="0020d2f0" style:font-size-asian="9pt" style:font-size-complex="9pt"/>
    </style:style>
    <style:style style:name="T26" style:family="text">
      <style:text-properties style:font-name="Liberation Mono" fo:font-size="9pt" officeooo:rsid="001f6db3" style:font-size-asian="9pt" style:font-size-complex="9pt"/>
    </style:style>
    <style:style style:name="T27" style:family="text">
      <style:text-properties style:font-name="Liberation Mono" fo:font-size="9pt" officeooo:rsid="00231b79" style:font-size-asian="9pt" style:font-size-complex="9pt"/>
    </style:style>
    <style:style style:name="T28" style:family="text">
      <style:text-properties style:font-name="Liberation Mono" fo:font-size="9pt" officeooo:rsid="00274617" style:font-size-asian="9pt" style:font-size-complex="9pt"/>
    </style:style>
    <style:style style:name="T29" style:family="text">
      <style:text-properties style:font-name="Liberation Mono" fo:font-size="9pt" officeooo:rsid="002760ad" style:font-size-asian="9pt" style:font-size-complex="9pt"/>
    </style:style>
    <style:style style:name="T30" style:family="text">
      <style:text-properties style:font-name="Liberation Mono" fo:font-size="9pt" officeooo:rsid="002a886c" style:font-size-asian="9pt" style:font-size-complex="9pt"/>
    </style:style>
    <style:style style:name="T31" style:family="text">
      <style:text-properties style:font-name="Liberation Mono" fo:font-size="9pt" officeooo:rsid="002b709b" style:font-size-asian="9pt" style:font-size-complex="9pt"/>
    </style:style>
    <style:style style:name="T32" style:family="text">
      <style:text-properties style:font-name="Liberation Mono" fo:font-size="9pt" officeooo:rsid="00312695" style:font-size-asian="9pt" style:font-size-complex="9pt"/>
    </style:style>
    <style:style style:name="T33" style:family="text">
      <style:text-properties style:font-name="Liberation Mono" fo:font-size="9pt" officeooo:rsid="003143d7" style:font-size-asian="9pt" style:font-size-complex="9pt"/>
    </style:style>
    <style:style style:name="T34" style:family="text">
      <style:text-properties style:font-name="Liberation Mono" fo:font-size="9pt" officeooo:rsid="00316d7c" style:font-size-asian="9pt" style:font-size-complex="9pt"/>
    </style:style>
    <style:style style:name="T35" style:family="text">
      <style:text-properties style:font-name="Liberation Mono" fo:font-size="9pt" fo:font-weight="normal" officeooo:rsid="0009f66f" style:font-size-asian="9pt" style:font-weight-asian="normal" style:font-size-complex="9pt" style:font-weight-complex="normal"/>
    </style:style>
    <style:style style:name="T36" style:family="text">
      <style:text-properties style:font-name="Liberation Mono" fo:font-size="9pt" fo:font-weight="normal" officeooo:rsid="002a886c" style:font-size-asian="9pt" style:font-weight-asian="normal" style:font-size-complex="9pt" style:font-weight-complex="normal"/>
    </style:style>
    <style:style style:name="T37" style:family="text">
      <style:text-properties style:font-name="Liberation Mono" officeooo:rsid="0009f66f"/>
    </style:style>
    <style:style style:name="T38" style:family="text">
      <style:text-properties officeooo:rsid="02584368"/>
    </style:style>
    <style:style style:name="T39" style:family="text">
      <style:text-properties officeooo:rsid="0258dbce"/>
    </style:style>
    <style:style style:name="T40" style:family="text">
      <style:text-properties officeooo:rsid="001837a4"/>
    </style:style>
    <style:style style:name="T41" style:family="text">
      <style:text-properties officeooo:rsid="0018d020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0pt" officeooo:rsid="01fd3d6e" style:font-size-asian="10pt" style:font-size-complex="10pt"/>
    </style:style>
    <style:style style:name="T44" style:family="text">
      <style:text-properties fo:font-size="10pt" officeooo:rsid="00193606" style:font-size-asian="10pt" style:font-size-complex="10pt"/>
    </style:style>
    <style:style style:name="T45" style:family="text">
      <style:text-properties fo:font-size="10pt" officeooo:rsid="003616f4" style:font-size-asian="10pt" style:font-size-complex="10pt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10pt" fo:font-weight="bold" officeooo:rsid="0033798f" style:font-size-asian="8.75pt" style:font-weight-asian="bold" style:font-size-complex="10pt" style:font-weight-complex="bold"/>
    </style:style>
    <style:style style:name="T48" style:family="text">
      <style:text-properties fo:font-size="10pt" fo:font-weight="normal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193606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3616f4" style:font-size-asian="10pt" style:font-weight-asian="normal" style:font-size-complex="10pt" style:font-weight-complex="normal"/>
    </style:style>
    <style:style style:name="T51" style:family="text">
      <style:text-properties fo:font-size="10pt" officeooo:rsid="0007fe5f" style:font-size-asian="8.75pt" style:font-size-complex="10pt"/>
    </style:style>
    <style:style style:name="T52" style:family="text">
      <style:text-properties fo:font-size="10pt" officeooo:rsid="0009f66f" style:font-size-asian="8.75pt" style:font-size-complex="10pt"/>
    </style:style>
    <style:style style:name="T53" style:family="text">
      <style:text-properties fo:font-size="10pt" officeooo:rsid="0033798f" style:font-size-asian="8.75pt" style:font-size-complex="10pt"/>
    </style:style>
    <style:style style:name="T54" style:family="text">
      <style:text-properties fo:font-size="10pt" officeooo:rsid="002476af" style:font-size-asian="8.75pt" style:font-size-complex="10pt"/>
    </style:style>
    <style:style style:name="T55" style:family="text">
      <style:text-properties officeooo:rsid="01daeee5"/>
    </style:style>
    <style:style style:name="T56" style:family="text">
      <style:text-properties officeooo:rsid="00195512"/>
    </style:style>
    <style:style style:name="T57" style:family="text">
      <style:text-properties officeooo:rsid="001aa028"/>
    </style:style>
    <style:style style:name="T58" style:family="text">
      <style:text-properties officeooo:rsid="001f6db3"/>
    </style:style>
    <style:style style:name="T59" style:family="text">
      <style:text-properties officeooo:rsid="000b8fc3"/>
    </style:style>
    <style:style style:name="T60" style:family="text">
      <style:text-properties officeooo:rsid="00127f98"/>
    </style:style>
    <style:style style:name="T61" style:family="text">
      <style:text-properties officeooo:rsid="0014701a"/>
    </style:style>
    <style:style style:name="T62" style:family="text">
      <style:text-properties officeooo:rsid="00167365"/>
    </style:style>
    <style:style style:name="T63" style:family="text">
      <style:text-properties officeooo:rsid="001b128f"/>
    </style:style>
    <style:style style:name="T64" style:family="text">
      <style:text-properties officeooo:rsid="001c6ae6"/>
    </style:style>
    <style:style style:name="T65" style:family="text">
      <style:text-properties officeooo:rsid="001fb0dd"/>
    </style:style>
    <style:style style:name="T66" style:family="text">
      <style:text-properties officeooo:rsid="001eadf0"/>
    </style:style>
    <style:style style:name="T67" style:family="text">
      <style:text-properties officeooo:rsid="001fce0a"/>
    </style:style>
    <style:style style:name="T68" style:family="text">
      <style:text-properties officeooo:rsid="002222e9"/>
    </style:style>
    <style:style style:name="T69" style:family="text">
      <style:text-properties officeooo:rsid="00230ec3"/>
    </style:style>
    <style:style style:name="T70" style:family="text">
      <style:text-properties officeooo:rsid="00231b79"/>
    </style:style>
    <style:style style:name="T71" style:family="text">
      <style:text-properties officeooo:rsid="002476af"/>
    </style:style>
    <style:style style:name="T72" style:family="text">
      <style:text-properties officeooo:rsid="00274617"/>
    </style:style>
    <style:style style:name="T73" style:family="text">
      <style:text-properties officeooo:rsid="002760ad"/>
    </style:style>
    <style:style style:name="T74" style:family="text">
      <style:text-properties officeooo:rsid="002a886c"/>
    </style:style>
    <style:style style:name="T75" style:family="text">
      <style:text-properties officeooo:rsid="002b709b"/>
    </style:style>
    <style:style style:name="T76" style:family="text">
      <style:text-properties officeooo:rsid="002f7b44"/>
    </style:style>
    <style:style style:name="T77" style:family="text">
      <style:text-properties officeooo:rsid="00312695"/>
    </style:style>
    <style:style style:name="T78" style:family="text">
      <style:text-properties officeooo:rsid="003143d7"/>
    </style:style>
    <style:style style:name="T79" style:family="text">
      <style:text-properties officeooo:rsid="00316d7c"/>
    </style:style>
    <style:style style:name="T80" style:family="text">
      <style:text-properties officeooo:rsid="00331bcb"/>
    </style:style>
    <style:style style:name="T81" style:family="text">
      <style:text-properties officeooo:rsid="0034e217"/>
    </style:style>
    <style:style style:name="T82" style:family="text">
      <style:text-properties officeooo:rsid="003616f4"/>
    </style:style>
    <style:style style:name="T83" style:family="text">
      <style:text-properties officeooo:rsid="0036a29e"/>
    </style:style>
    <style:style style:name="T84" style:family="text">
      <style:text-properties officeooo:rsid="0039f0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Делаем доступным все символы ядра </text:p>
      <text:p text:style-name="P34">Часть 1.</text:p>
      <text:p text:style-name="P33">Редакция 0<text:span text:style-name="T84">5</text:span> от <text:span text:style-name="T81">22.</text:span>09.2015</text:p>
      <text:h text:style-name="P96" text:outline-level="2">Состояние дел </text:h>
      <text:p text:style-name="P15">Это обсуждение относится к ядру операционной системы Linux, и представляет интерес для разработчиков модулей ядра, драйверов под эту операционную систему. <text:span text:style-name="T81">Для всех прочих эти заметки вряд ли представляют интерес.</text:span></text:p>
      <text:p text:style-name="P16"><text:span text:style-name="T40">Каждый, кто написал свой самый простейший модуль ядра Linux знает, и это написано </text:span><text:span text:style-name="T4">во всех</text:span><text:span text:style-name="T40"> существующих книгах по технике написания драйверов Linux, что использовать в собственном коде модуля можно только те </text:span><text:span text:style-name="T4">имена</text:span><text:span text:style-name="T40"> (главным образом это функции API ядра), <text:s/>которые </text:span><text:span text:style-name="T4">экспортируются</text:span><text:span text:style-name="T40"> ядром. Это одно из самых путанных </text:span>понятие из области ядра <text:span text:style-name="T40">Linux</text:span> - <text:span text:style-name="T2">экспорт символов</text:span> ядра. Для того, чтобы имя <text:span text:style-name="T40">из </text:span>пространства ядра было доступно для связывания в <text:span text:style-name="T40">другом </text:span>модуле, для этого имени должны выполняться два условия: а). имя должно иметь глобальную область видимости (в вашем модуле такие имена не должны объявляться <text:span text:style-name="T18">static</text:span>) и б). имя должно быть явно объявлено <text:span text:style-name="T2">экспортируемым</text:span>, <text:span text:style-name="T82">оно </text:span>должно быть явно записано параметром макроса <text:span text:style-name="T18">EXPORT_SYMBOL </text:span>(или <text:span text:style-name="T18">EXPORT_SYMBOL_GPL</text:span>, <text:span text:style-name="T38">что далеко не одно и то же по последствиям)</text:span>.</text:p>
      <text:p text:style-name="P16"><text:span text:style-name="T4">Все</text:span><text:span text:style-name="T40"> имена, известные в ядре, динамически отображаются в псевдо-файле </text:span><text:span text:style-name="T20">/proc/kallsyms</text:span>, <text:span text:style-name="T82">и число их огромно:</text:span></text:p>
      <text:p text:style-name="Пример_20_команды">$ uname -r </text:p>
      <text:p text:style-name="P2">3.13.0-37-generic </text:p>
      <text:p text:style-name="Пример_20_команды">$ cat /proc/kallsyms | wc -l </text:p>
      <text:p text:style-name="P2">108960 </text:p>
      <text:p text:style-name="P2"/>
      <text:p text:style-name="P20">Число же экспортируемых ядром имён (предоставляемых для использования в программном коде модулей) <text:span text:style-name="T82">значительно меньше</text:span>:</text:p>
      <text:p text:style-name="Пример_20_команды">$ cat /lib/modules/`uname -r`/build/Module.symvers | wc -l </text:p>
      <text:p text:style-name="Программный_20_код">17533 </text:p>
      <text:p text:style-name="P5"/>
      <text:p text:style-name="P17"><text:span text:style-name="T41">Как легко видеть, в ядре определено несколько сот тысяч имён (в зависимости от версии ядра). Но только малая часть (порядка 10%) этих имён объявлены как экспортируемые, и доступны для использования (</text:span><text:span text:style-name="T5">связывания</text:span><text:span text:style-name="T41">) в коде модулей ядра.</text:span></text:p>
      <text:p text:style-name="P17"><text:span text:style-name="T41">Вспомним, что вызовы </text:span><text:span text:style-name="T42">API ядра осуществляются по </text:span><text:span text:style-name="T46">абсолютному </text:span><text:span text:style-name="T42">адресу</text:span><text:span text:style-name="T45"> размещения</text:span><text:span text:style-name="T42"> </text:span><text:span text:style-name="T44">имени</text:span><text:span text:style-name="T42">. Каждому </text:span><text:span text:style-name="T48">экспортированному ядром </text:span><text:span text:style-name="T49">(</text:span><text:span text:style-name="T50">или </text:span><text:span text:style-name="T48">любым модулем</text:span><text:span text:style-name="T49">)</text:span><text:span text:style-name="T42"> имен</text:span><text:span text:style-name="T43">и</text:span><text:span text:style-name="T42"> соотносится адрес, он и используется для связывания при загрузке модуля, использующего это имя. Это основной механизм взаимодействия модуля с ядром. </text:span><text:span text:style-name="T55">При выполнении системы модуль динамически загружается и становится </text:span><text:span text:style-name="T6">неотъемлемой частью</text:span><text:span text:style-name="T55"> кода ядра. Этим объясняется то, что модуль ядра в Linux может быть скомпилирован только под конкретное ядро (обычно по месту установки), а попытка загрузить такой бинарный модуль с другим ядром приведёт к краху операционной системы.</text:span></text:p>
      <text:p text:style-name="P18">Как итог <text:span text:style-name="T82">э</text:span>того краткого экскурса, мы можем сформулировать, что разработчики ядра Linux предоставляют для разработчиков расширений (модулей ядра) весьма ограниченный (и крайне плохо документированный) набор API, который, <text:span text:style-name="T2">по их мнению</text:span>, достаточен для написания расширений ядра. Но это мнение может не совпадать с мнением <text:span text:style-name="T82">самих </text:span>разработчиков драйверов, которые хотели бы иметь в руках весь арсенал ядра. И <text:span text:style-name="T82">воспользоваться ним </text:span>вполне возможно, <text:span text:style-name="T82">обсуждением </text:span>че<text:span text:style-name="T82">го</text:span> мы и займёмся в оставшейся части текста.</text:p>
      <text:h text:style-name="P95" text:outline-level="2"><text:soft-page-break/>Поиск адреса по имени </text:h>
      <text:p text:style-name="P19">Взглянем на структуру строки-записи любого (из <text:span text:style-name="T41">108960 </text:span>) имени ядра в <text:span text:style-name="T20">/proc/kallsyms</text:span><text:span text:style-name="T40">:</text:span> <text:s/></text:p>
      <text:p text:style-name="P35">$ <text:span text:style-name="T56">sudo </text:span>cat /proc/kallsyms | grep ' T ' | grep sys_close </text:p>
      <text:p text:style-name="P3">c1176ff0 T sys_close </text:p>
      <text:p text:style-name="P19">Это <text:span text:style-name="T2">экспортируемое</text:span> имя обработчика системного вызова (POSIX) <text:span text:style-name="T18">close()</text:span>. (В <text:span text:style-name="T2">некоторых</text:span> дистрибутивах Linux адреса в строке будут заполнены только если считывание выполняется с правами <text:span text:style-name="T18">root</text:span>, для других пользователей в поле адреса будет показано нулевое значение.)</text:p>
      <text:p text:style-name="P20">Мы вполне могли бы использовать вызов функции <text:span text:style-name="T18">sys_c</text:span><text:span text:style-name="T21">lose()</text:span><text:span text:style-name="T56"> </text:span>в <text:span text:style-name="T56"><text:s/></text:span>коде своего модуля. Но мы не сможем сделать это с совершенно симметричным <text:span text:style-name="T82">ему </text:span>вызовом <text:span text:style-name="T18">sys_open</text:span><text:span text:style-name="T21">()</text:span>, потому что это имя <text:span text:style-name="T2">не экспортируется</text:span> ядром. При сборке такого модуля мы получим <text:span text:style-name="T2">предупреждение</text:span> подобно следующему:</text:p>
      <text:p text:style-name="P36">$ make </text:p>
      <text:p text:style-name="P4">...</text:p>
      <text:p text:style-name="P4"><text:s text:c="2"/>MODPOST 2 modules </text:p>
      <text:p text:style-name="P4">WARNING: "sys_open" [/home/olej/2011_WORK/LINUX-books/examples.DRAFT/sys_call_table/md_0o.ko] </text:p>
      <text:p text:style-name="P4"><text:s/>undefined! </text:p>
      <text:p text:style-name="P6">... </text:p>
      <text:p text:style-name="P42"><text:span text:style-name="T82">Но п</text:span>опытка загрузить такой модуль закончится неудачей:</text:p>
      <text:p text:style-name="P36">$ sudo insmod md_0o.ko </text:p>
      <text:p text:style-name="P4">insmod: error inserting 'md_0o.ko': -1 Unknown symbol in module </text:p>
      <text:p text:style-name="P36">$ dmesg </text:p>
      <text:p text:style-name="P4">md_0o: Unknown symbol sys_open </text:p>
      <text:p text:style-name="P37"><text:span text:style-name="T57">Такой модуль не может быть загружен, потому как он противоречит правилам целостности ядра: содержит не разрешённый внешний символ — этот символ </text:span><text:span text:style-name="T7">не экспортируется ядром для связывания</text:span><text:span text:style-name="T57"> (то-есть предупреждение с точки зрения компилятора выглядит как критическая ошибка с точки зрения разработчика).</text:span></text:p>
      <text:p text:style-name="P14">Означает ли показанное выше, что <text:span text:style-name="T2">только</text:span> экспортируемые символы ядра доступны в коде нашего модуля. Нет, это означает только, что <text:span text:style-name="T2">рекомендуемый</text:span> способ связывания <text:span text:style-name="T2">по имени</text:span> <text:span text:style-name="T39">(по </text:span><text:span text:style-name="T3">абсолютному адресу</text:span><text:span text:style-name="T39"> имени) </text:span>применим только к экспортируемым именам. Экспортирование обеспечивает ещё один дополнительный рубеж контроля для обеспечения целостности ядра — минимальная некорректность приводит к полному краху операционной системы, иногда при этом она даже не успевает сделать <text:span text:style-name="T82">сообщение</text:span>: Oops... </text:p>
      <text:p text:style-name="P25"><text:span text:style-name="T58">Раз в псевдо-файле </text:span><text:span text:style-name="T20">/proc/kallsyms</text:span> <text:span text:style-name="T58">отображаются </text:span><text:span text:style-name="T8">все</text:span><text:span text:style-name="T58"> символы ядра, то код модуля мог бы взять их оттуда. Более того, это значит, что в API ядра есть методы локализации всех имён, и эти методы можно использовать в своём коде для этих же целей. Опуская путь промежуточных решений, рассмотрим только 2 варианта, 2 </text:span><text:span text:style-name="T8">экспортируемых</text:span><text:span text:style-name="T58"> вызова (все определения в </text:span><text:span text:style-name="T26">&lt;linux/kallsyms.h&gt;</text:span><text:span text:style-name="T58"> в ядре, или см. </text:span><text:a xlink:type="simple" xlink:href="http://lxr.free-electrons.com/source/include/linux/kallsyms.h"><text:span text:style-name="T58">http://lxr.free-electrons.com/source/include/linux/kallsyms.h</text:span></text:a><text:span text:style-name="T58">):</text:span></text:p>
      <text:list xml:id="list2214012109580721460" text:style-name="L1">
        <text:list-item>
          <text:p text:style-name="P93"><text:span text:style-name="T69">Вызов: </text:span><text:span text:style-name="T18">unsigned long kallsyms_lookup_name( const char *</text:span><text:span text:style-name="T27">name </text:span><text:span text:style-name="T18">);</text:span></text:p>
        </text:list-item>
      </text:list>
      <text:p text:style-name="P44">Здесь <text:span text:style-name="T18">name</text:span> — имя которое мы ищем, а возвращается его <text:span text:style-name="T2">абсолютный</text:span> адрес. Недостаток этого варианта в том, что он появляется в ядре где-то между версиями ядра 2.6.32 и 2.6.35 (или примерно между пакетными дистрибутивами издания лета 2010г. и весны 2011г.), точнее он присутствовал и ранее, но <text:span text:style-name="T2">не экспортировался</text:span>. Для встраиваемых и малых систем это может стать серьёзным препятствием.</text:p>
      <text:p text:style-name="P83"/>
      <text:list xml:id="list173056373193439" text:continue-numbering="true" text:style-name="L1">
        <text:list-item>
          <text:p text:style-name="P94"><text:span text:style-name="T70">Более общий в</text:span>ызов:</text:p>
        </text:list-item>
      </text:list>
      <text:p text:style-name="P8">int <text:span text:style-name="T37">kallsyms_on_each_symbol(</text:span> int (*fn)(void*, const char*, struct <text:span text:style-name="T70">module*</text:span>, unsigned long),</text:p>
      <text:p text:style-name="P8"><text:s text:c="29"/>void *<text:span text:style-name="T70">data </text:span>);</text:p>
      <text:p text:style-name="P41"><text:span text:style-name="T70">Этот вызов </text:span>сложнее, и здесь нужны краткие пояснения. Первым параметром (<text:span text:style-name="T18">fn</text:span>) он получает указатель на вашу пользовательскую функцию, которая и будет последовательно <text:span text:style-name="T82">(в цикле) </text:span>вызываться <text:span text:style-name="T2">для всех символов</text:span> в <text:soft-page-break/>таблице ядра, а вторым (<text:span text:style-name="T18">data</text:span>) — указатель на <text:span text:style-name="T2">произвольный</text:span> блок данных (параметров), который будет передаваться <text:span text:style-name="T2">в каждый</text:span> вызов этой функции <text:span text:style-name="T18">fn</text:span><text:span text:style-name="T19">()</text:span>.</text:p>
      <text:p text:style-name="P38">Прототип пользовательской функции <text:span text:style-name="T18">fn</text:span>, которая циклически вызывается для каждого имени:</text:p>
      <text:p text:style-name="P7">int func( void *data, const char *symb, struct module *mod, unsigned long addr ); </text:p>
      <text:p text:style-name="P38">где:</text:p>
      <text:p text:style-name="P88"><text:span text:style-name="T18">data</text:span> — блок параметров, заполненный в вызывающей единице, и переданный из вызова функции <text:span text:style-name="T18">kallsyms_on_each_symbol()</text:span> (2-й параметр вызова), как это описано выше, здесь, как раз, и хорошо передать имя того символа, который мы разыскиваем;</text:p>
      <text:p text:style-name="P88"><text:span text:style-name="T18">symb</text:span> — символьное изображение (строка) имени из таблицы имён ядра, которое обрабатывается на <text:span text:style-name="T2">текущем</text:span> вызове <text:span text:style-name="T18">func</text:span>;</text:p>
      <text:p text:style-name="P87"><text:span text:style-name="T18">mod</text:span> — модуль ядра, к которому относится обрабатываемый символ;</text:p>
      <text:p text:style-name="P87"><text:span text:style-name="T18">addr</text:span> — адрес символа в адресном пространстве ядра (<text:span text:style-name="T82">это, </text:span>собственно, <text:span text:style-name="T82">и есть </text:span>то, что мы и ищем) ; </text:p>
      <text:p text:style-name="P38">Перебор имён таблицы ядра можно прервать на текущем шаге <text:span text:style-name="T82">и дальше уже не продолжать </text:span>(из соображений эффективности, если мы уже обработали требуемые нам символы), если пользовательская функция <text:span text:style-name="T18">func</text:span> возвратит <text:span text:style-name="T2">ненулевое</text:span> значение.</text:p>
      <text:p text:style-name="P26">Для пользования вызовом <text:span text:style-name="T24">kallsyms_on_each_symbol</text:span><text:span text:style-name="T18">()</text:span> мы подготовим собственную функцию обёртку, аналогичную по смыслу <text:span text:style-name="T18">kallsyms_lookup_name()</text:span>:</text:p>
      <text:p text:style-name="Программный_20_код">static void* find_sym( const char *sym ) { <text:s/>// find address kernel symbol sym </text:p>
      <text:p text:style-name="Программный_20_код"><text:s text:c="3"/>static unsigned long faddr = 0; <text:s text:c="9"/>// static !!! </text:p>
      <text:p text:style-name="Программный_20_код"><text:s text:c="3"/>// ----------- nested functions are a GCC extension --------- </text:p>
      <text:p text:style-name="Программный_20_код"><text:s text:c="3"/>int symb_fn( void* data, const char* sym, struct module* mod, unsigned long addr ) { </text:p>
      <text:p text:style-name="Программный_20_код"><text:s text:c="6"/>if( 0 == strcmp( (char*)data, sym ) ) { </text:p>
      <text:p text:style-name="Программный_20_код"><text:s text:c="9"/>faddr = addr; </text:p>
      <text:p text:style-name="Программный_20_код"><text:s text:c="9"/>return 1; </text:p>
      <text:p text:style-name="Программный_20_код"><text:s text:c="6"/>} </text:p>
      <text:p text:style-name="Программный_20_код"><text:s text:c="6"/>else return 0; </text:p>
      <text:p text:style-name="Программный_20_код"><text:s text:c="3"/>}; </text:p>
      <text:p text:style-name="Программный_20_код"><text:s text:c="3"/>// -------------------------------------------------------- </text:p>
      <text:p text:style-name="Программный_20_код"><text:s text:c="3"/>kallsyms_on_each_symbol( symb_fn, (void*)sym ); </text:p>
      <text:p text:style-name="Программный_20_код"><text:s text:c="3"/>return (void*)faddr; </text:p>
      <text:p text:style-name="Программный_20_код">} </text:p>
      <text:p text:style-name="Программный_20_код"/>
      <text:p text:style-name="P43">Здесь использован трюк с вложенным определением функции <text:span text:style-name="T18">symb_fn()</text:span>, что является совершенно легальным <text:span text:style-name="T82">использованием</text:span> <text:span text:style-name="T2">расширени</text:span><text:span text:style-name="T16">я</text:span> компилятора GCC <text:span text:style-name="T82">(относительно стандарта языка C)</text:span>, <text:span text:style-name="T82">но</text:span> для компиляции модулей ядра мы используем исключительно GCC. Такой код позволяет избежать объявления глобальной промежуточной переменной, препятствует засорению пространства имён и способствует локализации кода.</text:p>
      <text:h text:style-name="P97" text:outline-level="2">Пример использования <text:s/></text:h>
      <text:p text:style-name="P21">Одним из самых сакральных мест в операционной системе Linux является селекторная таблица <text:span text:style-name="T18">sys_call_table</text:span>, через которую происходит <text:span text:style-name="T2">любой</text:span> системный вызов: подготовив предварительно соответствующим образом параметры, записав 1-м параметром номер (селектор) системного вызова, система выполняет команду перехода в ядро: <text:span text:style-name="T18">int 80h</text:span> (в старых версиях) или <text:span text:style-name="T18">sysenter</text:span>, что по существу одно и то же. <text:s/>Номер системного вызова (селектор, 1-й параметр) и является <text:span text:style-name="T2">индексом</text:span> в таблице <text:span text:style-name="T18">sys_call_table</text:span> (массиве) указателей на функции обработки системных вызовов ядром. <text:span text:style-name="T68">Номера всех системных вызовов мы можем посмотреть, например, для архитектуры i386:</text:span></text:p>
      <text:p text:style-name="Пример_20_команды"><text:soft-page-break/>$ <text:span text:style-name="T68">cat </text:span>/usr/include/i386-linux-gnu/asm/unistd_32.h </text:p>
      <text:p text:style-name="Программный_20_код">...</text:p>
      <text:p text:style-name="Программный_20_код">#define __NR_restart_syscall 0 </text:p>
      <text:p text:style-name="Программный_20_код">#define __NR_exit 1 </text:p>
      <text:p text:style-name="Программный_20_код">#define __NR_fork 2 </text:p>
      <text:p text:style-name="Программный_20_код">#define __NR_read 3 </text:p>
      <text:p text:style-name="Программный_20_код">#define __NR_write 4 </text:p>
      <text:p text:style-name="Программный_20_код">#define __NR_open 5 </text:p>
      <text:p text:style-name="Программный_20_код">#define __NR_close 6 </text:p>
      <text:p text:style-name="Программный_20_код">#define __NR_waitpid 7 </text:p>
      <text:p text:style-name="Программный_20_код">#define __NR_creat 8 </text:p>
      <text:p text:style-name="Программный_20_код">...</text:p>
      <text:p text:style-name="P24">Здесь <text:span text:style-name="T71">изображена</text:span> таблица индексов <text:span text:style-name="T71">(номеров)</text:span> системных выз<text:span text:style-name="T71">о</text:span>вов, используемая в адресном пространстве пользователя, <text:span text:style-name="T71">реализуемая </text:span>стандартной библиотекой C <text:span text:style-name="T18">libc.so</text:span>. <text:span text:style-name="T2">Точный аналог</text:span> этой таблицы присутствует и в заголовочных файлах ядра, в адресном пространстве ядра. И аналогичные таблицы индексов системных вызовов <text:span text:style-name="T69">наличествуют для </text:span><text:span text:style-name="T12">всех</text:span><text:span text:style-name="T69"> архитектур, поддерживаемых Linux (таблицы для разных архитектур различаются и размерностью, и составом, и численными значениями индексов для аналогичных вызовов!).</text:span></text:p>
      <text:p text:style-name="P31"><text:span text:style-name="T71">Начиная с версий 2.6 ядра символ </text:span><text:span text:style-name="T25">sys_call_table</text:span><text:span text:style-name="T71"> был исключён из числа экспортируемых, исходя из весьма своеобразно понимаемых командой разработчиков ядра соображений защищённости (могу предположить, что защищённость здесь предполагалось толковать в смысле: защищённость куска хлеба разработчиков ядра от сторонних программистов). <text:s/></text:span><text:span text:style-name="T53">Все </text:span><text:span text:style-name="T47">книги</text:span><text:span text:style-name="T53"> по написанию драйверов Linux утверждают, что использовать </text:span><text:span text:style-name="T54"><text:s/></text:span><text:span text:style-name="T25">sys_call_table</text:span><text:span text:style-name="T53"> в коде драйвера невозможно. Сейчас мы будем показывать что это не так! </text:span></text:p>
      <text:p text:style-name="P32"><text:span text:style-name="T71">Достаточно продолжительное время (с 2011 года) работая с обсуждаемой тематикой я перечитал множество публикаций на этот предмет. </text:span>Вирусописатели и <text:span text:style-name="T83">всякая </text:span>проч<text:span text:style-name="T83">ая шваль</text:span>, пугающие самих себя страшным словом хакер, <text:span text:style-name="T72">чего только </text:span>не выдумывали для поиска <text:span text:style-name="T18">sys_cal_table</text:span> - <text:span text:style-name="T72">даже </text:span>динамически <text:span text:style-name="T72">декодируют </text:span>дампы двоичных фрагментов памяти, занимаемых ядром, <text:s/>проделыва<text:span text:style-name="T72">я с</text:span>канирование участков памяти ядра <text:span text:style-name="T72">(в поисках, например, позиции </text:span><text:span text:style-name="T28">sys_close()</text:span><text:span text:style-name="T72">, которй экспортируется всегда)</text:span>. <text:span text:style-name="T72">Как будет сейчас показано, всё это делается куда как проще. </text:span>Только секрет устойчивости<text:span text:style-name="T72"> </text:span>Linux <text:span text:style-name="T72">состоит</text:span> не в том. что <text:span text:style-name="T72">пакостники</text:span> не мо<text:span text:style-name="T72">гут чего-то там </text:span><text:span text:style-name="T1">найти</text:span>, а в том, что регламентация прав доступа не позволит (<text:span text:style-name="T72">без </text:span><text:span text:style-name="T18">root</text:span> прав) <text:span text:style-name="T1">сделать</text:span> никакие <text:span text:style-name="T72">гадости</text:span> <text:span text:style-name="T72">за пределами этого регламента … а <text:s/></text:span><text:span text:style-name="T28">root</text:span><text:span text:style-name="T72"> права никто пакостникам не даёт.</text:span></text:p>
      <text:p text:style-name="P27"><text:span text:style-name="T73">Но вернёмся к задаче разрешения </text:span><text:span text:style-name="T13">не экспортируемых</text:span><text:span text:style-name="T73"> символов ядра. Первый вариант (файл </text:span><text:span text:style-name="T29">mod_kct.c</text:span><text:span text:style-name="T73">) демонстрирует использование </text:span><text:span text:style-name="T29">kallsyms_lookup_name</text:span><text:span text:style-name="T73">() (для простоты и укорочения не показаны включение заголовочных <text:s/>файлов, необходимые макросы вида </text:span><text:span text:style-name="T29">MODULE_*()</text:span><text:span text:style-name="T73"> … - всё это есть в файлах архива):</text:span></text:p>
      <text:p text:style-name="P9">static int __init ksys_call_tbl_init( void ) { </text:p>
      <text:p text:style-name="P9"><text:s text:c="3"/>void** sct = (void**)kallsyms_lookup_name( "sys_call_table" ); </text:p>
      <text:p text:style-name="P9"><text:s text:c="3"/>printk( "+ sys_call_table address = %p\n", sct ); </text:p>
      <text:p text:style-name="P9"><text:s text:c="3"/>if( sct ) { </text:p>
      <text:p text:style-name="P9"><text:s text:c="6"/>int i; </text:p>
      <text:p text:style-name="P9"><text:s text:c="6"/>char table[ 120 ] = "sys_call_table : "; </text:p>
      <text:p text:style-name="P9"><text:s text:c="6"/>for( i = 0; i &lt; 10; i++ ) </text:p>
      <text:p text:style-name="P9"><text:s text:c="9"/>sprintf( table + strlen( table ), "%p ", sct[ i ] ); </text:p>
      <text:p text:style-name="P9"><text:s text:c="6"/>printk( "+ %s ...\n", table ); </text:p>
      <text:p text:style-name="P9"><text:s text:c="3"/>} </text:p>
      <text:p text:style-name="P9"><text:s text:c="3"/>return -EPERM; </text:p>
      <text:p text:style-name="P9">} </text:p>
      <text:p text:style-name="P9">module_init( ksys_call_tbl_init ); </text:p>
      <text:p text:style-name="P9"/>
      <text:p text:style-name="P39"><text:span text:style-name="T74">Здесь извлекается адрес таблицы </text:span><text:span text:style-name="T25">sys_call_table</text:span><text:span text:style-name="T74"> и далее содержащиеся в ней адреса обработчиков первых 10-ти системных вызовов (</text:span><text:span text:style-name="T30">__NR_restart_syscall</text:span><text:span text:style-name="T74"> … </text:span><text:span text:style-name="T30">__NR_link</text:span><text:span text:style-name="T74">):</text:span></text:p>
      <text:p text:style-name="Пример_20_команды"><text:soft-page-break/>$ sudo insmod mod_kct.ko </text:p>
      <text:p text:style-name="P10">insmod: ERROR: could not insert module mod_kct.ko: Operation not permitted </text:p>
      <text:p text:style-name="Пример_20_команды">$ dmesg | tail -n 2 </text:p>
      <text:p text:style-name="P10">[39473.496040] + sys_call_table address = c1666140 </text:p>
      <text:p text:style-name="P10">[39473.496045] + sys_call_table : c1067840 c1059280 c1055eb0 c1179ee0 c1179f70 c1178cb0 c1176ff0 c1059570 c1178d10 c1188860 <text:s/>... </text:p>
      <text:p text:style-name="P39"><text:span text:style-name="T74">(Ошибка 'Operation not permitted ' не должна смущать — мы и не собирались </text:span><text:span text:style-name="T14">загружать</text:span><text:span text:style-name="T74"> модуль, на что и указывает ненулевой код возврата </text:span><text:span text:style-name="T30">-EPERM</text:span><text:span text:style-name="T74">, мы просто выполняем свой код в привилегированном режиме, супервизоре, нулевом кольце защиты процессора).</text:span></text:p>
      <text:p text:style-name="Перечисление">Удостоверимся, чему соответствуют <text:span text:style-name="T76">найденные </text:span>адреса, занесённые в начало <text:span text:style-name="T76">массива</text:span> <text:span text:style-name="T18">sys_call_table</text:span>: </text:p>
      <text:p text:style-name="Пример_20_команды">$ sudo cat /proc/kallsyms | grep c1067840 </text:p>
      <text:p text:style-name="P10">c1067840 T sys_restart_syscall </text:p>
      <text:p text:style-name="Пример_20_команды">$ sudo cat /proc/kallsyms | grep c1059280 </text:p>
      <text:p text:style-name="P10">c1059280 T SyS_exit </text:p>
      <text:p text:style-name="P10">c1059280 T sys_exit </text:p>
      <text:p text:style-name="Пример_20_команды">$ sudo cat /proc/kallsyms | grep c1055eb0 </text:p>
      <text:p text:style-name="P10">c1055eb0 T sys_fork </text:p>
      <text:p text:style-name="P39">… <text:span text:style-name="T74">ну и так далее (сравните с таблицей номеров системных вызовов, показанной ранее).</text:span></text:p>
      <text:p text:style-name="P28"><text:span text:style-name="T74">Следующий вариант будет чуть сложнее для понимания, он использует функцию </text:span><text:span text:style-name="T35">kallsyms_on_each_symbol(</text:span><text:span text:style-name="T36">)</text:span><text:span text:style-name="T74">, но он и более универсальный (файл </text:span><text:span text:style-name="T31">mod_koes.c</text:span><text:span text:style-name="T74">):</text:span></text:p>
      <text:p text:style-name="P11">static int __init ksys_call_tbl_init( void ) { </text:p>
      <text:p text:style-name="P11"><text:s text:c="3"/>void **sct = find_sym( "sys_call_table" ); <text:s text:c="2"/>// table sys_call_table address </text:p>
      <text:p text:style-name="P11"><text:s text:c="3"/>printk( "+ sys_call_table address = %p\n", sct ); </text:p>
      <text:p text:style-name="P11"><text:s text:c="3"/>if( sct != NULL ) { </text:p>
      <text:p text:style-name="P11"><text:s text:c="6"/>int i; </text:p>
      <text:p text:style-name="P11"><text:s text:c="6"/>char table[ 120 ] = "sys_call_table : "; </text:p>
      <text:p text:style-name="P11"><text:s text:c="6"/>for( i = 0; i &lt; 10; i++ ) </text:p>
      <text:p text:style-name="P11"><text:s text:c="9"/>sprintf( table + strlen( table ), "%p ", sct[ i ] ); </text:p>
      <text:p text:style-name="P11"><text:s text:c="6"/>printk( "+ %s ...\n", table ); </text:p>
      <text:p text:style-name="P11"><text:s text:c="3"/>} </text:p>
      <text:p text:style-name="P11"><text:s text:c="3"/>return -EPERM; </text:p>
      <text:p text:style-name="P11">} </text:p>
      <text:p text:style-name="P11">module_init( ksys_call_tbl_init ); </text:p>
      <text:p text:style-name="P11"/>
      <text:p text:style-name="P40"><text:span text:style-name="T75">Текстуально он почти полностью повторяет предыдущий, всю продуктивную работу выполняет функция </text:span><text:span text:style-name="T31">find_sym()</text:span><text:span text:style-name="T75">, которая приведена и обсуждалась выше. Результат выполнения неизменно тот же:</text:span></text:p>
      <text:p text:style-name="Пример_20_команды">$ sudo insmod mod_koes.ko </text:p>
      <text:p text:style-name="P11">insmod: ERROR: could not insert module mod_koes.ko: Operation not permitted </text:p>
      <text:p text:style-name="Пример_20_команды">$ dmesg | tail -n2 </text:p>
      <text:p text:style-name="P11">[42451.186648] + sys_call_table address = c1666140 </text:p>
      <text:p text:style-name="P11">[42451.186654] + sys_call_table : c1067840 c1059280 c1055eb0 c1179ee0 c1179f70 c1178cb0 c1176ff0 c1059570 c1178d10 c1188860 <text:s/>... </text:p>
      <text:h text:style-name="P98" text:outline-level="2">Обсуждение </text:h>
      <text:p text:style-name="P22"><text:span text:style-name="T75">Скептик может возразить: «Ну и что?». А то, что показаны необходимые и достаточные механизмы для того, чтобы </text:span><text:span text:style-name="T15">использовать любые</text:span><text:span text:style-name="T75"> API ядра в собственно коде модулей ядра, подгружаемых динамически. </text:span>Показанная техника расширяет <text:span text:style-name="T75">спектр </text:span>возможност<text:span text:style-name="T75">ей</text:span> автора модуля ядра <text:span text:style-name="T75">на порядки! Это настолько объёмные перспективы, что для их рассмотрения нам потребуются последующие части этого обсуждения. </text:span></text:p>
      <text:p text:style-name="P22"><text:soft-page-break/>… <text:span text:style-name="T75">но чтобы завершение рассказа не было таким скучным, покажем одно из простых, но впечатляющих применений — выполнение кода системного вызова (вообще то говоря, </text:span><text:span text:style-name="T15">любого</text:span><text:span text:style-name="T75">) пользовательской библиотеки из кода модуля ядра.</text:span></text:p>
      <text:p text:style-name="P29">Вам говорили, что код модуля ядра осуществляет вывод в системный журнал (<text:span text:style-name="T18">printk()</text:span>) и не може<text:span text:style-name="T77">т</text:span> осуществлять вывод на терминал (<text:span text:style-name="T18">print</text:span><text:span text:style-name="T32">f</text:span><text:span text:style-name="T18">()</text:span>)? Сейчас мы покажем, что это не так... <text:span text:style-name="T78">Вот такой простой модуль ядра производит вывод на терминал:</text:span></text:p>
      <text:p text:style-name="P13">static asmlinkage long (*sys_write) ( </text:p>
      <text:p text:style-name="P13"><text:s text:c="3"/>unsigned int, const char __user *, size_t ); </text:p>
      <text:p text:style-name="P13"/>
      <text:p text:style-name="P13">static int __init wr_init( void ) { </text:p>
      <text:p text:style-name="P13"><text:s text:c="3"/>char buf[ 80 ] = "Hello from kernel!\n"; </text:p>
      <text:p text:style-name="P13"><text:s text:c="3"/>int len = strlen( buf ), n; </text:p>
      <text:p text:style-name="P13"><text:s text:c="3"/>sys_write = find_sym( "sys_write" ); </text:p>
      <text:p text:style-name="P13"><text:s text:c="3"/>printk( "+ sys_write address = %p\n", sys_write ); </text:p>
      <text:p text:style-name="P13"><text:s text:c="3"/>printk( "+ [%d]: %s", len, buf ); </text:p>
      <text:p text:style-name="P13"><text:s text:c="3"/>if( sys_write != NULL ) { </text:p>
      <text:p text:style-name="P13"><text:s text:c="6"/>mm_segment_t fs = get_fs(); </text:p>
      <text:p text:style-name="P13"><text:s text:c="6"/>set_fs( get_ds() ); </text:p>
      <text:p text:style-name="P13"><text:s text:c="6"/>n = sys_write( 1, buf, len ); </text:p>
      <text:p text:style-name="P13"><text:s text:c="6"/>set_fs( fs ); </text:p>
      <text:p text:style-name="P13"><text:s text:c="6"/>printk( "+ printf() return : %d\n", n ); </text:p>
      <text:p text:style-name="P13"><text:s text:c="3"/>} </text:p>
      <text:p text:style-name="P13"><text:s text:c="3"/>return -EPERM; </text:p>
      <text:p text:style-name="P13">} </text:p>
      <text:p text:style-name="P13"/>
      <text:p text:style-name="P13">module_init( wr_init ); </text:p>
      <text:p text:style-name="P13"/>
      <text:p text:style-name="P30">А вот его исполнение (<text:span text:style-name="T79">попытка </text:span>загрузк<text:span text:style-name="T79">и с аварийным кодом завершения</text:span>):</text:p>
      <text:p text:style-name="Пример_20_команды">$ sudo insmod mod_wrc.ko </text:p>
      <text:p text:style-name="P12">Hello from kernel! </text:p>
      <text:p text:style-name="P12">insmod: ERROR: could not insert module mod_wrc.ko: Operation not permitted </text:p>
      <text:p text:style-name="Пример_20_команды">$ dmesg | tail -n3 </text:p>
      <text:p text:style-name="P12">[23942.974587] + sys_write address = c1179f70 </text:p>
      <text:p text:style-name="P12">[23942.974591] + [19]: Hello from kernel! </text:p>
      <text:p text:style-name="P12">[23942.974612] + printf() return : 19 </text:p>
      <text:p text:style-name="P12"/>
      <text:p text:style-name="P30"><text:span text:style-name="T79">Первая строка здесь выведена системным вызовом </text:span><text:span text:style-name="T34">write()</text:span><text:span text:style-name="T79">. </text:span>Естественно, что вывод производится на управляющий терминал пользовательского процесса <text:span text:style-name="T17">insmod</text:span>, но здесь важно то, что мы выполняем системный вызов <text:span text:style-name="T18">write()</text:span> из кода пространства ядра. Здесь некоторые детали могут потребовать дополнительных объяснений:</text:p>
      <text:list xml:id="list8807050446472690183" text:style-name="L2">
        <text:list-item>
          <text:p text:style-name="P90">Откуда я взял такой «хитрый» прототип описания <text:span text:style-name="T2">адресной</text:span> переменной <text:span text:style-name="T18">sys_write</text:span>? Конечно, я бессовестно списал его из оригинального определения <text:span text:style-name="T2">функции</text:span> <text:span text:style-name="T18">sys_write()</text:span> в ядре, в <text:span text:style-name="T83">заголовочном </text:span>файле <text:span text:style-name="T18">&lt;linux/syscalls.h&gt;</text:span>, <text:span text:style-name="T79">что и показано комментарием в коде (в полном коде, в архиве):</text:span></text:p>
        </text:list-item>
      </text:list>
      <text:p text:style-name="P85">/* &lt;linux/syscalls.h&gt; </text:p>
      <text:p text:style-name="P86">asmlinkage long sys_write( unsigned int fd, </text:p>
      <text:p text:style-name="P86"><text:s text:c="27"/>const char __user *buf, </text:p>
      <text:p text:style-name="P86"><text:s text:c="27"/>size_t count ); */ </text:p>
      <text:p text:style-name="P84">И <text:span text:style-name="T2">только так</text:span> следует поступать для всех используемых не экспортируемых имён ядра — списывая <text:span text:style-name="T83">прототипы реализующих функций </text:span>из соответствующих заголовочных файлов. Любое минимальное несоответствие прототипа приведёт к немедленному краху операционной системы!</text:p>
      <text:list xml:id="list173055651471676" text:continue-numbering="true" text:style-name="L2">
        <text:list-item>
          <text:p text:style-name="P91"><text:soft-page-break/>Что означают несколько похожих вызовов вида: <text:span text:style-name="T33">get_ds()</text:span><text:span text:style-name="T78">,</text:span> <text:span text:style-name="T33">get_fs()</text:span><text:span text:style-name="T78">, </text:span><text:span text:style-name="T33">set_fs()</text:span><text:span text:style-name="T78">? </text:span>Это небольшой трюк, состоящий во <text:span text:style-name="T2">временной</text:span> подмене сегментов данных в ядре. Дело в том, что в прототипе обработчика системного вызова <text:span text:style-name="T33">sys_write</text:span><text:span text:style-name="T18">()</text:span> стоит квалификатор <text:span text:style-name="T33">__user</text:span>, показывающий что указатель указывает на данные в пространстве пользователя. Код системного вызова проверяет принадлежность (только по <text:s text:c="42"/>диапазону <text:span text:style-name="T83">численного </text:span>значения адреса), и если адрес указывает на область пространства ядра (как в нашем случае) вызовет аварийное завершение. Таким трюком мы показываем контролирующему коду, что наш адрес следует толковать как принадлежащий к пространству пользователя. В подобных случаях этот трюк можно использовать механически, не особенно задумываясь над его смыслом.</text:p>
        </text:list-item>
      </text:list>
      <text:h text:style-name="P99" text:outline-level="2">Примечания </text:h>
      <text:p text:style-name="P47">Эксперименты с подобными кодами, а тем более в более обстоятельных случаях, которые я предполагаю обсудить позже, чреваты неприятностями — даже незначительные ошибки в коде мгновенно заваливают операционную систему. Ещё хуже то, что система заваливается в неопределённом неустойчивом состоянии, и существует конечная (не высокая) вероятность того, что система не восстановится и после перезагрузки.</text:p>
      <text:p text:style-name="P45">Во время экспериментов с подобными кодами меня всё время занимал вопрос: нельзя ли отработку и тестирование их выполнять в виртуальной машине? <text:span text:style-name="T83">Это п</text:span>ри том, то нам придётся выполнять (в последующем) очень машинно-зависимые вещи, такие как запись в скрытые аппаратные регистры процессора, например CR0.</text:p>
      <text:p text:style-name="P45">С удовлетворением могу констатировать, что все обсуждаемые коды адекватно выполняются в виртуальных машинах в среде Oracle VirtualBox, по крайней мере, в относительно последних версиях, начиная от состояния 2013 года.</text:p>
      <text:p text:style-name="P45">Поэтому настоятельно рекомендую работать с такими кодами первоначально в виртуальных машинах, дабы избежать серьёзных неприятностей.</text:p>
      <text:p text:style-name="P46">Упоминание <text:span text:style-name="T80">Oracle VirtualBox </text:span>вовсе не означает, что это состояние дел не будет сохраняться в других менеджерах виртуальных машин, просто я не проверял коды в этих менеджерах (почти наверняка всё будет благополучно в QEMU/KVM, поскольку <text:span text:style-name="T80">VirtualBox </text:span>заимствует код виртуализации из QEMU).</text:p>
      <text:p text:style-name="P46"><text:s/></text:p>
      <text:p text:style-name="P45"/>
      <text:p text:style-name="P23"/>
      <text:p text:style-name="P23"/>
      <text:p text:style-name="P23"/>
      <text:p text:style-name="P1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1cm" fo:margin-bottom="0.499cm" style:contextual-spacing="false"/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Программный_20_код" style:display-name="Программный код" style:family="paragraph" style:parent-style-name="Text_20_body" style:class="text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/>
      <style:text-properties style:font-name="Liberation Mono" fo:font-family="'Liberation Mono'" style:font-family-generic="modern" style:font-pitch="fixed" fo:font-size="8pt" fo:font-weight="normal" style:font-size-asian="8pt" style:font-weight-asian="bold" style:font-size-complex="8pt" style:font-weight-complex="bold"/>
    </style:style>
    <style:style style:name="Пример_20_команды" style:display-name="Пример команды" style:family="paragraph" style:parent-style-name="Программный_20_код" style:class="text">
      <style:text-properties fo:font-weight="bold"/>
    </style:style>
    <style:style style:name="Перечисление" style:family="paragraph" style:parent-style-name="Text_20_body" style:class="text">
      <style:paragraph-properties fo:margin-left="0cm" fo:margin-right="0cm" fo:margin-top="0.101cm" fo:margin-bottom="0.101cm" style:contextual-spacing="false" fo:text-align="start" style:justify-single-word="false" fo:text-indent="0cm" style:auto-text-indent="false"/>
    </style:style>
    <style:style style:name="Название_20_листинга" style:display-name="Название листинга" style:family="paragraph" style:parent-style-name="Программный_20_код" style:class="text">
      <style:paragraph-properties fo:margin-top="0cm" fo:margin-bottom="0.3cm" style:contextual-spacing="false"/>
      <style:text-properties fo:font-size="10pt" fo:font-style="italic" style:text-underline-style="solid" style:text-underline-width="auto" style:text-underline-color="font-color" fo:font-weight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21:48:55.095555594</meta:creation-date>
    <meta:generator>LibreOffice/4.2.8.2$Linux_x86 LibreOffice_project/420m0$Build-2</meta:generator>
    <dc:date>2015-09-22T17:30:55.451743995</dc:date>
    <meta:editing-duration>P1DT3H48M40S</meta:editing-duration>
    <meta:editing-cycles>23</meta:editing-cycles>
    <meta:document-statistic meta:table-count="0" meta:image-count="0" meta:object-count="0" meta:page-count="7" meta:paragraph-count="179" meta:word-count="2512" meta:character-count="18430" meta:non-whitespace-character-count="15599"/>
  </office:meta>
</office:document-meta>
</file>